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BODY">
      <style:paragraph-properties fo:margin-top="0in" fo:margin-bottom="0in" fo:line-height="100%" fo:text-align="start" style:justify-single-word="false"/>
      <style:text-properties fo:font-variant="normal" fo:text-transform="none" fo:color="#000000" style:font-name="Georgia" fo:font-size="10.5pt" fo:letter-spacing="normal" fo:font-style="normal" style:text-underline-style="none" fo:font-weight="normal" fo:background-color="transparen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style:text-underline-style="none" fo:font-weight="normal" fo:background-color="transparent" style:font-size-asian="10.5pt" style:font-size-complex="10.5pt"/>
    </style:style>
    <style:style style:name="P3" style:family="paragraph" style:parent-style-name="Standard">
      <style:paragraph-properties fo:margin-top="0in" fo:margin-bottom="0in" fo:line-height="100%" fo:text-align="start" style:justify-single-word="false"/>
    </style:style>
    <style:style style:name="P4" style:family="paragraph" style:parent-style-name="Standard">
      <style:paragraph-properties fo:margin-top="0in" fo:margin-bottom="0in" fo:line-height="100%" fo:text-align="start" style:justify-single-word="false"/>
      <style:text-properties fo:color="#000000" fo:font-size="10.5pt" style:font-size-asian="10.5pt" style:font-size-complex="10.5pt"/>
    </style:style>
    <style:style style:name="P5" style:family="paragraph" style:parent-style-name="Standard">
      <style:paragraph-properties fo:margin-top="0in" fo:margin-bottom="0in" fo:line-height="100%" fo:text-align="start" style:justify-single-word="false"/>
      <style:text-properties fo:color="#000000" fo:font-size="10.5pt" style:text-underline-style="none" fo:background-color="transparent" style:font-size-asian="10.5pt" style:font-size-complex="10.5pt"/>
    </style:style>
    <style:style style:name="P6" style:family="paragraph" style:parent-style-name="Standard">
      <style:text-properties style:font-name="Georgia" fo:font-size="10.5pt" style:font-size-asian="10.5pt" style:font-size-complex="10.5pt"/>
    </style:style>
    <style:style style:name="P7"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8"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3" style:family="text">
      <style:text-properties fo:color="#000000"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4" style:family="text">
      <style:text-properties fo:color="#000000" style:font-name="Georgia" fo:language="none" fo:country="none" style:text-underline-style="none" fo:font-weight="bold" fo:background-color="transparent" style:font-name-asian="Georgia" style:language-asian="none" style:country-asian="none" style:font-weight-asian="bold" style:font-name-complex="Georgia" style:language-complex="none" style:country-complex="none" style:font-weight-complex="bold"/>
    </style:style>
    <style:style style:name="T5" style:family="text">
      <style:text-properties fo:color="#000000" style:font-name="Georgia" fo:language="none" fo:country="none"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6" style:family="text">
      <style:text-properties style:font-name="Georgia" fo:font-size="12pt" fo:language="none" fo:country="none" fo:font-weight="normal" style:font-name-asian="Georgia" style:font-size-asian="12pt" style:language-asian="none" style:country-asian="none" style:font-weight-asian="normal" style:font-name-complex="Georgia" style:font-size-complex="12pt" style:language-complex="none" style:country-complex="none" style:font-weight-complex="normal"/>
    </style:style>
    <style:style style:name="T7" style:family="text">
      <style:text-properties style:font-name="Georgia" fo:language="none" fo:country="none" style:font-name-asian="Georgia" style:language-asian="none" style:country-asian="none" style:font-name-complex="Georgia" style:language-complex="none" style:country-complex="none"/>
    </style:style>
    <style:style style:name="T8" style:family="text">
      <style:text-properties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9" style:family="text">
      <style:text-properties fo:language="none" fo:country="none" style:font-name-asian="Georgia" style:language-asian="none" style:country-asian="none" style:font-name-complex="Georgia" style:language-complex="none" style:country-complex="none"/>
    </style:style>
    <style:style style:name="T10" style:family="text">
      <style:text-properties fo:font-variant="normal" fo:text-transform="none" style:font-name="Georgia" fo:letter-spacing="normal" fo:language="none" fo:country="none" fo:font-style="normal" style:text-underline-style="none" fo:font-weight="normal" fo:background-color="transparent" style:font-name-asian="Georgia" style:language-asian="none" style:country-asian="none" style:font-name-complex="Georgia" style:language-complex="none" style:country-complex="none"/>
    </style:style>
    <style:style style:name="T11" style:family="text">
      <style:text-properties fo:font-variant="normal" fo:text-transform="none"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12" style:family="text">
      <style:text-properties fo:font-variant="normal" fo:text-transform="none" style:font-name="Georgia" fo:letter-spacing="normal" fo:language="none" fo:country="none" fo:font-style="normal" fo:font-weight="normal" style:font-name-asian="Georgia" style:language-asian="none" style:country-asian="none" style:font-weight-asian="normal" style:font-name-complex="Georgia" style:language-complex="none" style:country-complex="none" style:font-weight-complex="normal"/>
    </style:style>
    <style:style style:name="T13" style:family="text">
      <style:text-properties fo:font-variant="normal" fo:text-transform="none" style:font-name="Georgia" fo:letter-spacing="normal" fo:language="none" fo:country="none" fo:font-style="normal"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font-variant="normal" fo:text-transform="none" style:font-name="Georgia" fo:letter-spacing="normal" fo:language="none" fo:country="none" fo:font-style="italic" style:text-underline-style="none" fo:font-weight="normal" fo:background-color="transparent" style:font-name-asian="Georgia" style:language-asian="none" style:country-asian="none" style:font-style-asian="italic" style:font-name-complex="Georgia" style:language-complex="none" style:country-complex="none" style:font-style-complex="italic"/>
    </style:style>
    <style:style style:name="T15" style:family="text">
      <style:text-properties fo:font-variant="normal" fo:text-transform="none" style:font-name="Georgia" fo:letter-spacing="normal" fo:font-style="normal" fo:font-weight="normal"/>
    </style:style>
    <style:style style:name="T16" style:family="text">
      <style:text-properties fo:font-variant="normal" fo:text-transform="none" style:font-name="Georgia" fo:letter-spacing="normal" fo:font-style="normal" fo:font-weight="bold" style:font-weight-asian="bold" style:font-weight-complex="bold"/>
    </style:style>
    <style:style style:name="T17" style:family="text">
      <style:text-properties fo:font-variant="normal" fo:text-transform="none" style:font-name="Georgia" fo:letter-spacing="normal" fo:language="en" fo:country="US" fo:font-style="normal" style:text-underline-style="none" fo:font-weight="normal" fo:background-color="transparent" style:font-name-asian="Georgia" style:language-asian="none" style:country-asian="none" style:font-name-complex="Georgia" style:language-complex="none" style:country-complex="none"/>
    </style:style>
    <style:style style:name="T18" style:family="text">
      <style:text-properties fo:font-variant="normal" fo:text-transform="none" style:font-name="Georgia" fo:font-size="10.5pt" fo:letter-spacing="normal" fo:language="none" fo:country="none" fo:font-style="normal" fo:font-weight="normal" fo:background-color="transparent" style:font-name-asian="Georgia" style:font-size-asian="10.5pt" style:language-asian="none" style:country-asian="none" style:font-name-complex="Georgia" style:font-size-complex="10.5pt" style:language-complex="none" style:country-complex="none"/>
    </style:style>
    <style:style style:name="T19"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20" style:family="text">
      <style:text-properties fo:font-variant="normal" fo:text-transform="none" fo:color="#000000" style:font-name="Georgia" fo:font-size="10.5pt" fo:letter-spacing="normal" fo:font-style="normal" fo:font-weight="normal" style:font-size-asian="10.5pt" style:font-size-complex="10.5pt"/>
    </style:style>
    <style:style style:name="T21" style:family="text">
      <style:text-properties fo:font-variant="normal" fo:text-transform="none" fo:color="#000000" style:font-name="Georgia" fo:font-size="10.5pt" fo:letter-spacing="normal" fo:language="none" fo:country="none" fo:font-style="normal" style:text-underline-style="none" fo:font-weight="normal" fo:background-color="transparent" style:font-name-asian="Georgia" style:font-size-asian="10.5pt" style:language-asian="none" style:country-asian="none" style:font-name-complex="Georgia" style:font-size-complex="10.5pt" style:language-complex="none" style:country-complex="none"/>
    </style:style>
    <style:style style:name="T22" style:family="text">
      <style:text-properties fo:font-variant="normal" fo:text-transform="none" fo:color="#000000" style:font-name="Georgia" fo:font-size="10.5pt" fo:letter-spacing="normal" fo:language="none" fo:country="none" fo:font-style="normal" style:text-underline-style="none" fo:font-weight="bold" fo:background-color="transparent"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23" style:family="text">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name-complex="Georgia" style:font-size-complex="10.5pt" style:language-complex="none" style:country-complex="none"/>
    </style:style>
    <style:style style:name="T24" style:family="text">
      <style:text-properties fo:font-variant="normal" fo:text-transform="none" fo:color="#000000" style:font-name="Georgia" fo:font-size="10.5pt" fo:letter-spacing="normal" fo:language="none" fo:country="none" fo:font-style="normal" style:text-underline-style="solid" style:text-underline-width="auto" style:text-underline-color="font-color" fo:font-weight="normal" style:font-name-asian="Georgia" style:font-size-asian="10.5pt" style:language-asian="none" style:country-asian="none" style:font-name-complex="Georgia" style:font-size-complex="10.5pt" style:language-complex="none" style:country-complex="none"/>
    </style:style>
    <style:style style:name="T25" style:family="text">
      <style:text-properties fo:font-variant="normal" fo:text-transform="none" fo:color="#000000" style:font-name="Georgia" fo:font-size="10.5pt" fo:letter-spacing="normal" fo:language="none" fo:country="none" fo:font-style="italic" style:text-underline-style="none" fo:font-weight="normal" fo:background-color="transparent"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26" style:family="text">
      <style:text-properties fo:font-variant="normal" fo:text-transform="none" fo:color="#000000" style:font-name="Georgia" fo:letter-spacing="normal" fo:language="none" fo:country="none" fo:font-style="normal"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hen God Opens Your Mouth</text:p>
      <text:p text:style-name="P6"><text:span text:style-name="T1">Read:</text:span> Luke 1:57-64</text:p>
      <text:p text:style-name="P6"><text:span text:style-name="T1">Text:</text:span> <text:span text:style-name="T2">Luke 1:64 And his mouth was opened immediately, and his tongue </text:span><text:span text:style-name="T3">loosed,</text:span><text:span text:style-name="T2"> and he spake, and praised God.</text:span></text:p>
      <text:p text:style-name="P3"><text:span text:style-name="T19">Introduction:</text:span><text:span text:style-name="T20"> In </text:span><text:span text:style-name="T21">Ezekiel 33:22 we read: “Now the hand of the LORD was upon me in the evening...and my mouth was opened, and I was no more dumb. <text:s/>The scripture doesn't tell us how long that Ezekiel had been unable to speak. <text:s/>We do know that he was promised back in chapter 24 that God would restore his ability to speak so it must have been a lengthy time. <text:s/>In this verse we learn that God has restored his ability to speak and the words began to flow out as he speaks of the coming judgment of God on Jerusalem. <text:s/>In the preceding chapters God had provided prophecy after prophecy and finally Ezekiel's lips are freed to repeat what God wanted said. <text:s/>In Ecclesiastes 3:7 we read that there is: “...</text:span><text:span text:style-name="T8">a time to keep silence, and a time to speak.” <text:s/>When God opens your mouth it is time to speak.</text:span></text:p>
      <text:p text:style-name="P3"><text:span text:style-name="T8"/></text:p>
      <text:p text:style-name="P4"><text:span text:style-name="T13">Open your mouth and speak:</text:span><text:span text:style-name="T12"> Ezekiel</text:span><text:span text:style-name="T11"> prophesied while exiled to Bab-ylon. <text:s/>He had been in captivity for years and had seen his wife die as a captive. <text:s/>While in a state of <text:s/>sorrow he is reminded by God that there will come a a day when the COI will escape their captors. <text:s/>In </text:span><text:span text:style-name="T10">Ezekiel 24:27 we read: “ In that day shall thy mouth be opened to him which is escaped, and thou shalt speak, and be no more dumb: and thou shalt be a sign unto them; and they shall know that I </text:span><text:span text:style-name="T14">am</text:span><text:span text:style-name="T10"> the LORD.” Open your mouth and speak. <text:s/>Has it ever occurred to you that God gave you a mouth for a purpose? <text:s/>It is imperative that you and I speak the words that God puts into our heart. <text:s/>Even though the COI were actually in slavery to the Babylonians God's promise of deliverance was to motivate them to open their mouth and speak. <text:s/>It was God's intention that their speech was a sign to the </text:span><text:span text:style-name="T17">Babylonians</text:span><text:span text:style-name="T10"> of the goodness of God even in their captivity. <text:s/>It was a message that said to their captors: “It might look like you are win-ning today but the game is not over yet.</text:span></text:p>
      <text:p text:style-name="P4"><text:span text:style-name="T10"/></text:p>
      <text:p text:style-name="P8"><text:span text:style-name="T4">Open mouth and preach Jesus:</text:span><text:span text:style-name="T5"> When Philip was sent by God to <text:s/>meet the </text:span><text:span text:style-name="T6">Ethiopian eunuch the scripture said: “</text:span><text:span text:style-name="T26">Then Philip opened his mouth, and began at the same scripture, and preached unto him Jesus.” <text:s/>Philip didn't stop the man to ask about how he was treated as an Ethiopian while visiting Jerusalem. <text:s/>He didn't talk about what a great honor his position must be in Ethiopia. <text:s/>He didn't converse about the weather conditions. <text:s/>He opened his mouth and talked about the most im-portant thing on his mind. He preached Jesus! <text:s/>I am so good at talking about nonessential things. <text:s/>It may be the weather or politics or even about your or my children. <text:s/>It's not about me, the weather or who is in the white house. <text:s/>It's about finding new residents for God's House!</text:span></text:p>
      <text:p text:style-name="P8"><text:span text:style-name="T26"/></text:p>
      <text:p text:style-name="P4"><text:span text:style-name="T16">Open mouth with praise:</text:span><text:span text:style-name="T15"> <text:s/>We read about </text:span><text:span text:style-name="T11">Zacharias and Elisabeth. <text:s/>Zacharias had a conversation with God and in that conversation he ex-pressed unbelief about what God had promised. <text:s/>As a result, he lost his ability to speak. <text:s/>When you speak disbelief to God, about what He said then there are consequences. <text:s/>It is as if God said: “Zacharias, I cannot let you (as the high priest) express disbelief in my words so until you see my promise completed you will not be able to speak.” <text:s/>For nine months he watched his wife's belly grow and experienced her mood swings and her unusual cravings for particular foods. <text:s/>He saw the joy in her eyes about finally being pregnant. <text:s/>He knew that God was performing a miracle right before his eyes. <text:s/>He shopped for baby things. <text:s/>All the while he was mute. <text:s/></text:span></text:p>
      <text:p text:style-name="P3"><text:span text:style-name="T23"><text:s text:c="2"/>It was when he acted in obedience to what God had told him, which was an outward expression of belief in the word of God, that God restored his ability to speak. <text:s/>What did he say after 9 months of silence? <text:s/></text:span><text:span text:style-name="T24">He praised God</text:span><text:span text:style-name="T23">. <text:s text:c="2"/>In Revelation 8:1 we read:</text:span><text:span text:style-name="T18"> “And when he had opened the seventh seal, there was silence in heaven about the space of half an hour.” <text:s/>The Happy Goodman family used to sing a song that included the words: “Only 30 minutes of silence we'll hear; then we're gonna shout for a million years...”</text:span></text:p>
      <text:p text:style-name="P4"><text:span text:style-name="T11"/></text:p>
      <text:p text:style-name="P3"><text:span text:style-name="T22">Conclude:</text:span><text:span text:style-name="T21"> </text:span><text:span text:style-name="T8"><text:s/>For far too long the church of Jesus Christ has been mute. We've been frozen with fears and doubts. <text:s/>We can look around and see the promises of God being fulfilled and we absolutely know that Jesus return is very near. <text:s/>The word of God commands us to open our mouth and speak. <text:s/>We read in </text:span><text:span text:style-name="T21">Mark 16:15: “...Go ye into all the world, and preach the gospel to every creature.” Then Jesus said in Luke:4:18 “The Spirit of the Lord </text:span><text:span text:style-name="T25">is</text:span><text:span text:style-name="T21"> upon me, because he hath anointed me to preach the gospel...”</text:span></text:p>
      <text:p text:style-name="P5"><text:span text:style-name="T7">Paul tells the Corinthians: “</text:span><text:span text:style-name="T11"> For Christ sent me...to preach the gospel... then later follows it up with the following words: “For though I preach the gospel, I have nothing to glory of: for necessity is laid upon me; yea, woe is unto me, if I preach not the gospel. (I Corinthians 9:16 )</text:span></text:p>
      <text:p text:style-name="P5"><text:span text:style-name="T11"><text:s text:c="2"/>God isn't looking for excellence in speech. <text:s/>He isn't looking for a perfect person to speak through. <text:s/>He spoke to Baalam through the mouth of a donkey. <text:s/>He used Amos a simple herdsman with no theological training. <text:s/>Two of the greatest preachers of history: Charles Spurgeon and Dwight Moody had no special training in the scriptures. <text:s/>He is looking for some-one...anyone with a mouth to open it and speak up for Him. <text:s/>Will you be that person? <text:s/></text:span></text:p>
      <text:p text:style-name="P2"><text:span text:style-name="T11"/></text:p>
      <text:p text:style-name="P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24</meta:editing-cycles>
    <meta:creation-date>2014-03-28T17:34:00</meta:creation-date>
    <dc:date>2022-12-24T14:47:36.62</dc:date>
    <meta:editing-duration>P7DT7H42M6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1" meta:word-count="978" meta:character-count="527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